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11-05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10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7-15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4-28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1-2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0-2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7-30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4-23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1-24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1-06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8-14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4-25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2-21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1-18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8-10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4-28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1-25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1-09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9-29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7-27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4-2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3-09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1-27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0-27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7-28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4-27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3-0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2-26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62U1</text:p>
          </table:table-cell>
          <table:table-cell office:value-type="string" calcext:value-type="string">
            <text:p>Ivy Bluffs Well</text:p>
          </table:table-cell>
          <table:table-cell office:value-type="string" calcext:value-type="string">
            <text:p>2020-02-24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48" meta:object-count="0"/>
    <meta:user-defined meta:name="AppVersion">3.0</meta:user-defined>
  </office:meta>
</office:document-meta>
</file>